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language="es" fo:country="CL" officeooo:rsid="00139465" officeooo:paragraph-rsid="00139465"/>
    </style:style>
    <style:style style:name="T1" style:family="text">
      <style:text-properties officeooo:rsid="0014773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4.</text:p>
      <text:p text:style-name="P1"><text:tab/>Las complejidades del ArrayList para at es O(1) en tiempo y espacio, ya que solo debe acceder al indice indicado; para size es O(1) en tiempo y espacio, ya que sólo necesita acceder a la variable size y para push_back es O(1) en tiempo y espacio pues sólo guarda el elemento en primer indice vacío, al final de la lista.</text:p>
      <text:p text:style-name="P1"/>
      <text:p text:style-name="P1"><text:tab/>Las del LinkedList son: para at O(n) en tiempo y O(1) en espacio, pues debe recorrer la lista hasta el nodo indicado; para size O(1) en tiempo y espacio ya que solo debe retornar la variable en que esta guardado el tamaño y para push_back O(n) en tiempo y O(1) en espacio si se usa solo un puntero a la cabeza y O(1) en tiempo y O(1) <text:span text:style-name="T1">en espacio si se agrega un puntero a la cola porque de esta forma no es necesario recorrer todos los nodos para agregar un elemento al final.</text:span></text:p>
      <text:p text:style-name="P1"/>
      <text:p text:style-name="P1">5.</text:p>
      <text:p text:style-name="P1"><text:tab/><text:span text:style-name="T1">La mejor implementación es la de arreglo pues es más rápida para leer un elemento en una posición dada y su implementación también es mas sencilla. Cabe mencionar que los métodos requeridos para estas listas son muy pocos, por lo que para otros requerimientos se podría esperar un resultado distint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6T02:33:30.457898210</meta:creation-date>
    <dc:date>2017-04-06T02:54:16.181807512</dc:date>
    <meta:editing-duration>PT6M35S</meta:editing-duration>
    <meta:editing-cycles>1</meta:editing-cycles>
    <meta:document-statistic meta:table-count="0" meta:image-count="0" meta:object-count="0" meta:page-count="1" meta:paragraph-count="5" meta:word-count="206" meta:character-count="1102" meta:non-whitespace-character-count="898"/>
    <meta:generator>LibreOffice/5.1.6.2$Linux_X86_64 LibreOffice_project/10m0$Build-2</meta:generator>
  </office:meta>
</office:document-meta>
</file>